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ouTube Noto" svg:font-family="'YouTube Noto', Roboto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bc59" officeooo:paragraph-rsid="000abc59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font-size="14pt" fo:font-weight="normal" officeooo:rsid="000abc59" officeooo:paragraph-rsid="000abc59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font-size="14pt" fo:font-weight="normal" officeooo:rsid="000d5a89" officeooo:paragraph-rsid="000d5a89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font-size="14pt" fo:font-weight="normal" officeooo:rsid="001277a7" officeooo:paragraph-rsid="001277a7" style:font-size-asian="12.25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fo:font-size="14pt" fo:font-weight="normal" officeooo:rsid="000abc59" officeooo:paragraph-rsid="000abc59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font-size="14pt" fo:font-weight="normal" officeooo:rsid="000abc59" officeooo:paragraph-rsid="000abc59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font-size="14pt" fo:font-weight="normal" officeooo:rsid="000cb807" officeooo:paragraph-rsid="000cb807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font-variant="normal" fo:text-transform="none" fo:color="#000000" style:font-name="YouTube Noto" fo:font-size="15pt" fo:letter-spacing="normal" fo:font-style="normal" fo:font-weight="normal" officeooo:rsid="001277a7" officeooo:paragraph-rsid="001277a7" style:font-size-asian="12.25pt" style:font-weight-asian="normal" style:font-size-complex="14pt" style:font-weight-complex="normal"/>
    </style:style>
    <style:style style:name="T1" style:family="text">
      <style:text-properties officeooo:rsid="000cb807"/>
    </style:style>
    <style:style style:name="T2" style:family="text">
      <style:text-properties officeooo:rsid="000dffd1"/>
    </style:style>
    <style:style style:name="T3" style:family="text">
      <style:text-properties officeooo:rsid="0011b399"/>
    </style:style>
    <style:style style:name="T4" style:family="text">
      <style:text-properties officeooo:rsid="00162fa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н на конференцию С++ CoreHard 2017 Autumn</text:p>
      <text:p text:style-name="P5">Тема: Результаты поездки на C++Now 2017.</text:p>
      <text:p text:style-name="P2">Что рассказать:</text:p>
      <text:list xml:id="list315696536" text:style-name="L1">
        <text:list-item>
          <text:p text:style-name="P6">Что это такое, <text:span text:style-name="T1">где и кем проводится (сказать пару слов про Аспен)</text:span>, чем отличается от C++Con, чем конференция примечательна, как и за что я туда попал.</text:p>
        </text:list-item>
        <text:list-item>
          <text:p text:style-name="P6">Какие интересные люди там были (докладчики, волонтёры, просто гости).</text:p>
        </text:list-item>
        <text:list-item>
          <text:p text:style-name="P7">Как вообще проходила конфа: сколько всего докладов, как долго, немного про расписание и роль волонтёров.</text:p>
        </text:list-item>
      </text:list>
      <text:p text:style-name="P3">4)<text:tab/>Пройтись по интересным с моей точки зрения докладам, кратко рассказать, о чём они и что же там интересного. <text:span text:style-name="T4">Рассказать про Library in the week. </text:span>(самая длинная часть)</text:p>
      <text:p text:style-name="P3">5)<text:tab/>Обязательно оставить кучу полезных ссылок с докладов <text:span text:style-name="T3">и не только (stdcpp.ru, google groups proposals, open-std, c++now, youtube channel, interestin links (cppsort))</text:span>.</text:p>
      <text:p text:style-name="P3">6)<text:tab/>Позв<text:span text:style-name="T2">ать всех на эту конфу.</text:span></text:p>
      <text:p text:style-name="P3"/>
      <text:p text:style-name="P3"/>
      <text:p text:style-name="P4">Интересные доклады:</text:p>
      <text:list xml:id="list2640006901" text:style-name="L2">
        <text:list-item>
          <text:p text:style-name="P8">John Lakos "Local (“Arena”) Memory Allocators" — интересный доклад с очень серьёзным сравнением различных аллокаторов. Показывает, насколько аллокаторы важная вещь и почему в Блумберге уделяют этому много внимания.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ouTube Noto" svg:font-family="'YouTube Noto', Roboto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7:54:48.441650714</meta:creation-date>
    <meta:generator>LibreOffice/5.3.3.2$Linux_X86_64 LibreOffice_project/30m0$Build-2</meta:generator>
    <dc:date>2017-07-07T02:07:52.762141176</dc:date>
    <meta:editing-duration>PT3H30M49S</meta:editing-duration>
    <meta:editing-cycles>9</meta:editing-cycles>
    <meta:document-statistic meta:table-count="0" meta:image-count="0" meta:object-count="0" meta:page-count="1" meta:paragraph-count="12" meta:word-count="155" meta:character-count="1030" meta:non-whitespace-character-count="890"/>
  </office:meta>
</office:document-meta>
</file>